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5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18.84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6">
      <style:table-cell-properties fo:border="0.002cm solid #000000"/>
    </style:style>
    <style:style style:name="ce5" style:family="table-cell" style:parent-style-name="Default">
      <style:table-cell-properties fo:border-bottom="0.039cm double #000000" style:border-line-width-bottom="0.002cm 0.035cm 0.002cm" fo:border-left="none" fo:border-right="none" fo:border-top="0.088cm solid #0000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>
            <text:p>Mutatio BOM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>
            <text:p>Part description</text:p>
          </table:table-cell>
          <table:table-cell office:value-type="string">
            <text:p>Part</text:p>
          </table:table-cell>
          <table:table-cell table:style-name="ce2" office:value-type="string">
            <text:p>Cost</text:p>
          </table:table-cell>
          <table:table-cell office:value-type="string">
            <text:p>Source</text:p>
          </table:table-cell>
        </table:table-row>
        <table:table-row table:style-name="ro3">
          <table:table-cell office:value-type="string">
            <text:p>NodeMCU (V1) <text:s/></text:p>
          </table:table-cell>
          <table:table-cell office:value-type="string">
            <text:p>-</text:p>
          </table:table-cell>
          <table:table-cell office:value-type="currency" office:currency="EUR" office:value="6.16">
            <text:p>6.16 €</text:p>
          </table:table-cell>
          <table:table-cell office:value-type="string">
            <text:p><text:a xlink:href="http://www.banggood.com/Geekcreit-Doit-NodeMcu-Lua-ESP8266-ESP-12E-WIFI-Development-Board-p-985891.htm">Banggood</text:a></text:p>
          </table:table-cell>
        </table:table-row>
        <table:table-row table:style-name="ro3">
          <table:table-cell office:value-type="string">
            <text:p>RTC Module, DS3231 (Optional, track time without internet)</text:p>
          </table:table-cell>
          <table:table-cell office:value-type="string">
            <text:p>-</text:p>
          </table:table-cell>
          <table:table-cell office:value-type="currency" office:currency="EUR" office:value="0.9">
            <text:p>0.90 €</text:p>
          </table:table-cell>
          <table:table-cell office:value-type="string">
            <text:p><text:a xlink:href="http://www.banggood.com/DS3231-AT24C32-IIC-High-Precision-Real-Time-Clock-Module-For-Arduino-p-81066.html">Banggood</text:a></text:p>
          </table:table-cell>
        </table:table-row>
        <table:table-row table:style-name="ro3">
          <table:table-cell office:value-type="string">
            <text:p>NFET 2SK3018</text:p>
          </table:table-cell>
          <table:table-cell office:value-type="string">
            <text:p>Q1</text:p>
          </table:table-cell>
          <table:table-cell office:value-type="currency" office:currency="EUR" office:value="0.05">
            <text:p>0.05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Schmitt trigger SN74LVC1G14DBVR</text:p>
          </table:table-cell>
          <table:table-cell office:value-type="string">
            <text:p>IC2</text:p>
          </table:table-cell>
          <table:table-cell office:value-type="currency" office:currency="EUR" office:value="0.07">
            <text:p>0.07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100uF 1206 Capacitor </text:p>
          </table:table-cell>
          <table:table-cell office:value-type="string">
            <text:p>C6, C7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47uF 0805 Capacitor </text:p>
          </table:table-cell>
          <table:table-cell office:value-type="string">
            <text:p>C1, C2, C3, C4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WS2812B Color LED </text:p>
          </table:table-cell>
          <table:table-cell office:value-type="string">
            <text:p>LED</text:p>
          </table:table-cell>
          <table:table-cell office:value-type="currency" office:currency="EUR" office:value="0.12">
            <text:p>0.12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22uF 0603 Capacitor</text:p>
          </table:table-cell>
          <table:table-cell office:value-type="string">
            <text:p>C9, C13, C14</text:p>
          </table:table-cell>
          <table:table-cell office:value-type="currency" office:currency="EUR" office:value="0.05">
            <text:p>0.05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1uF 0603 Capacitor </text:p>
          </table:table-cell>
          <table:table-cell office:value-type="string">
            <text:p>C5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100nF 0603 Capacitor </text:p>
          </table:table-cell>
          <table:table-cell office:value-type="string">
            <text:p>C8, C12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1N4148 Diode </text:p>
          </table:table-cell>
          <table:table-cell office:value-type="string">
            <text:p>D1, D2, D3</text:p>
          </table:table-cell>
          <table:table-cell office:value-type="currency" office:currency="EUR" office:value="0.02">
            <text:p>0.02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MicroSD Socket</text:p>
          </table:table-cell>
          <table:table-cell office:value-type="string">
            <text:p>-</text:p>
          </table:table-cell>
          <table:table-cell office:value-type="currency" office:currency="EUR" office:value="0.1">
            <text:p>0.10 €</text:p>
          </table:table-cell>
          <table:table-cell office:value-type="string">
            <text:p>Ebay/Aliexpress</text:p>
          </table:table-cell>
        </table:table-row>
        <table:table-row table:style-name="ro3">
          <table:table-cell office:value-type="string">
            <text:p>51k Resistor, 0603 </text:p>
          </table:table-cell>
          <table:table-cell office:value-type="string">
            <text:p>R1, R2, R5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3">
          <table:table-cell office:value-type="string">
            <text:p>100k Resistor, 0603</text:p>
          </table:table-cell>
          <table:table-cell office:value-type="string">
            <text:p>R2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3">
          <table:table-cell office:value-type="string">
            <text:p>1k Resistor, 0603</text:p>
          </table:table-cell>
          <table:table-cell office:value-type="string">
            <text:p>R3</text:p>
          </table:table-cell>
          <table:table-cell office:value-type="currency" office:currency="EUR" office:value="0.01">
            <text:p>0.01 €</text:p>
          </table:table-cell>
          <table:table-cell office:value-type="string">
            <text:p>Digikey</text:p>
          </table:table-cell>
        </table:table-row>
        <table:table-row table:style-name="ro3">
          <table:table-cell office:value-type="string">
            <text:p>PCB</text:p>
          </table:table-cell>
          <table:table-cell office:value-type="string">
            <text:p>-</text:p>
          </table:table-cell>
          <table:table-cell office:value-type="currency" office:currency="EUR" office:value="1.4">
            <text:p>1.40 €</text:p>
          </table:table-cell>
          <table:table-cell office:value-type="string">
            <text:p>Elecrow</text:p>
          </table:table-cell>
        </table:table-row>
        <table:table-row table:style-name="ro2">
          <table:table-cell table:style-name="Default" table:number-columns-repeated="2"/>
          <table:table-cell table:style-name="ce5" table:formula="oooc:=SUM([.C4:.C18])" office:value-type="currency" office:currency="EUR" office:value="7.72">
            <text:p>7.72 €</text:p>
          </table:table-cell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3" office:value-type="string">
            <text:p>Additional Parts are untested (OpAmp circuit)</text:p>
          </table:table-cell>
          <table:table-cell table:style-name="Default" table:number-columns-repeated="3"/>
        </table:table-row>
        <table:table-row table:style-name="ro3">
          <table:table-cell table:style-name="ce3" office:value-type="string">
            <text:p>For datalogging, an SD card is needed (~1.3MB per day)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5.02.2016</text:date>, <text:time>16:03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17$Build-9310</meta:generator>
    <dc:date>2016-02-05T16:03:37</dc:date>
    <meta:editing-cycles>4</meta:editing-cycles>
    <meta:editing-duration>PT24M39S</meta:editing-duration>
    <meta:user-defined meta:name="Info 1"/>
    <meta:user-defined meta:name="Info 2"/>
    <meta:user-defined meta:name="Info 3"/>
    <meta:user-defined meta:name="Info 4"/>
    <meta:document-statistic meta:table-count="1" meta:cell-count="72"/>
  </office:meta>
</office:document-meta>
</file>